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s" table:style-name="ta1">
        <table:shapes>
          <draw:frame draw:z-index="0" draw:style-name="gr1" draw:text-style-name="P1" svg:width="15.999cm" svg:height="8.999cm" svg:x="11.271cm" svg:y="1.906cm">
            <draw:object draw:notify-on-update-of-ranges="results.E5:results.E6 results.F5:results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Blocked</text:p>
          </table:table-cell>
          <table:table-cell office:value-type="string" calcext:value-type="string">
            <text:p>Wordlist</text:p>
          </table:table-cell>
          <table:table-cell office:value-type="string" calcext:value-type="string">
            <text:p>Paylo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lt;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BLOCKED</text:p>
          </table:table-cell>
          <table:table-cell table:formula="of:=COUNTIF([.B2:.B57];&quot;false&quot;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PASSED</text:p>
          </table:table-cell>
          <table:table-cell table:formula="of:=COUNTIF([.B2:.B57];&quot;true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;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`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amp;&amp;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||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/&gt;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lt;/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..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/*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[[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]]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://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lt;!--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-&gt;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nscroll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nerro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nope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nshow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crip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&lt;junk&gt;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ELEC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NION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ETWEE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R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NCAT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ENCHMARK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NHEX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H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xtractvalu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pdateXML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://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php://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![CDATA[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val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reate_function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$_SERVE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$_GET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$_PO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10:19:59.461070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5T10:21:11.156598175</dc:date>
    <meta:editing-duration>PT1M11S</meta:editing-duration>
    <meta:editing-cycles>1</meta:editing-cycles>
    <meta:document-statistic meta:table-count="1" meta:cell-count="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605cm" svg:y="3.952cm" style:legend-expansion="high" chart:style-name="ch2"/>
        <chart:plot-area chart:style-name="ch3" table:cell-range-address="results.E5:results.F6" chart:data-source-has-labels="column" svg:x="0.32cm" svg:y="0.18cm" svg:width="12.965cm" svg:height="8.64cm">
          <chartooo:coordinate-region svg:x="2.483cm" svg:y="0.181cm" svg:width="8.639cm" svg:height="8.639cm"/>
          <chart:axis chart:dimension="x" chart:name="primary-x" chart:style-name="ch4" chartooo:axis-type="auto">
            <chartooo:date-scale/>
            <chart:categories table:cell-range-address="results.E5:results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F5:results.F6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BLOCKED</text:p>
                <draw:g>
                  <svg:desc>results.E5:results.E6</svg:desc>
                </draw:g>
              </table:table-cell>
              <table:table-cell office:value-type="float" office:value="46">
                <text:p>46</text:p>
                <draw:g>
                  <svg:desc>results.F5:results.F6</svg:desc>
                </draw:g>
              </table:table-cell>
            </table:table-row>
            <table:table-row>
              <table:table-cell office:value-type="string">
                <text:p>PASSED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